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0(mN)</text:p>
          </table:table-cell>
          <table:table-cell office:value-type="string" calcext:value-type="string">
            <text:p>F0_err(mN)</text:p>
          </table:table-cell>
          <table:table-cell office:value-type="string" calcext:value-type="string">
            <text:p>F(mN)</text:p>
          </table:table-cell>
          <table:table-cell office:value-type="string" calcext:value-type="string">
            <text:p>F_err(mN)</text:p>
          </table:table-cell>
          <table:table-cell office:value-type="string" calcext:value-type="string">
            <text:p>D(cm)</text:p>
          </table:table-cell>
          <table:table-cell office:value-type="string" calcext:value-type="string">
            <text:p>D_err(cm)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table:formula="of:=[.B2]" office:value-type="float" office:value="1" calcext:value-type="float">
            <text:p>1</text:p>
          </table:table-cell>
          <table:table-cell office:value-type="string" calcext:value-type="string">
            <text:p>19.</text:p>
          </table:table-cell>
          <table:table-cell table:formula="of:=[.D2]"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  <table:table-cell table:formula="of:=[.F2]" office:value-type="string" office:string-value="0.02" calcext:value-type="string">
            <text:p>0.02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table:formula="of:=[.B3]" office:value-type="float" office:value="1" calcext:value-type="float">
            <text:p>1</text:p>
          </table:table-cell>
          <table:table-cell office:value-type="string" calcext:value-type="string">
            <text:p>19.</text:p>
          </table:table-cell>
          <table:table-cell table:formula="of:=[.D3]"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  <table:table-cell table:formula="of:=[.F3]" office:value-type="string" office:string-value="0.02" calcext:value-type="string">
            <text:p>0.02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table:formula="of:=[.B4]" office:value-type="float" office:value="1" calcext:value-type="float">
            <text:p>1</text:p>
          </table:table-cell>
          <table:table-cell office:value-type="string" calcext:value-type="string">
            <text:p>18.</text:p>
          </table:table-cell>
          <table:table-cell table:formula="of:=[.D4]"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  <table:table-cell table:formula="of:=[.F4]" office:value-type="string" office:string-value="0.02" calcext:value-type="string">
            <text:p>0.02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table:formula="of:=[.B5]" office:value-type="float" office:value="1" calcext:value-type="float">
            <text:p>1</text:p>
          </table:table-cell>
          <table:table-cell office:value-type="string" calcext:value-type="string">
            <text:p>19.</text:p>
          </table:table-cell>
          <table:table-cell table:formula="of:=[.D5]"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  <table:table-cell table:formula="of:=[.F5]" office:value-type="string" office:string-value="0.02" calcext:value-type="string">
            <text:p>0.02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table:formula="of:=[.B6]" office:value-type="float" office:value="1" calcext:value-type="float">
            <text:p>1</text:p>
          </table:table-cell>
          <table:table-cell office:value-type="string" calcext:value-type="string">
            <text:p>18.</text:p>
          </table:table-cell>
          <table:table-cell table:formula="of:=[.D6]"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  <table:table-cell table:formula="of:=[.F6]" office:value-type="string" office:string-value="0.02" calcext:value-type="string">
            <text:p>0.02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table:formula="of:=[.B7]" office:value-type="float" office:value="1" calcext:value-type="float">
            <text:p>1</text:p>
          </table:table-cell>
          <table:table-cell office:value-type="string" calcext:value-type="string">
            <text:p>17.</text:p>
          </table:table-cell>
          <table:table-cell table:formula="of:=[.D7]"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  <table:table-cell table:formula="of:=[.F7]" office:value-type="string" office:string-value="0.02" calcext:value-type="string">
            <text:p>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9T19:03:49.317655602</meta:creation-date>
    <dc:date>2020-04-29T19:04:54.042973834</dc:date>
    <meta:editing-duration>PT1M5S</meta:editing-duration>
    <meta:editing-cycles>1</meta:editing-cycles>
    <meta:document-statistic meta:table-count="1" meta:cell-count="48" meta:object-count="0"/>
    <meta:generator>LibreOffice/6.4.2.2$MacOSX_X86_64 LibreOffice_project/4e471d8c02c9c90f512f7f9ead8875b57fcb1ec3</meta:generator>
  </office:meta>
</office:document-meta>
</file>